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8F0000006B0CFF907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subtitle">
      <style:graphic-properties draw:fill-color="#ffffff" fo:min-height="13.86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paragraph-properties fo:text-align="start"/>
      <style:text-properties fo:font-size="19pt" style:font-size-asian="19pt" style:font-size-complex="19pt"/>
    </style:style>
    <style:style style:name="T1" style:family="text">
      <style:text-properties fo:font-size="32pt"/>
    </style:style>
    <style:style style:name="T2" style:family="text">
      <style:text-properties fo:color="#ff0000" fo:font-size="32pt" fo:text-shadow="1pt 1pt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00ff" fo:font-size="20pt" fo:text-shadow="1pt 1pt" fo:font-weight="bold" style:font-size-asian="20pt" style:font-weight-asian="bold" style:font-size-complex="20pt" style:font-weight-complex="bold"/>
    </style:style>
    <style:style style:name="T9" style:family="text">
      <style:text-properties fo:color="#800080" fo:font-size="20pt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19pt" style:font-size-asian="19pt" style:font-size-complex="19pt"/>
    </style:style>
    <style:style style:name="T12" style:family="text">
      <style:text-properties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gging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1"><text:span text:style-name="T1">Para animar mediante rigging debo vincular los elementos de mi composición a huesos.</text:span></text:p>
            <text:p text:style-name="P1"><text:span text:style-name="T1"/></text:p>
            <text:p text:style-name="P1"><text:span text:style-name="T1">Cuando queremos desplazar un hueso y ver el efecto que esto tiene en nuestra pieza, </text:span><text:span text:style-name="T2">debemos estar en pose mode</text:span><text:span text:style-name="T1"> (ctrl + r, teniendo un hueso seleccionado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r una armature nueva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 text:style-name="P1"><text:span text:style-name="T3">Estando en el modo objeto → menu add → armature → single bone colocará un hueso.</text:span></text:p>
            <text:p text:style-name="P1"><text:span text:style-name="T3"/></text:p>
            <text:p text:style-name="P1"><text:span text:style-name="T3">Todos los huesos pertenecen a una armature u esqueleto. Cuando añado un hueso siguiendo el procedimiento anterior, estaré creando una armature nueva.</text:span></text:p>
            <text:p text:style-name="P1"><text:span text:style-name="T3"/></text:p>
            <text:p text:style-name="P1"><text:span text:style-name="T3">Cuando entro en el modo edición de una armature, podré selecionar y modificar los huesos de la armadura o añadir un nuevo hueso a la armadura seleccionada.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r un grupo de vértices</text:p>
          </draw:text-box>
        </draw:frame>
        <draw:frame presentation:style-name="pr4" draw:text-style-name="P5" draw:layer="layout" svg:width="25.199cm" svg:height="12.18cm" svg:x="1.4cm" svg:y="4.914cm" presentation:class="subtitle">
          <draw:text-box>
            <text:p text:style-name="P1"><text:span text:style-name="T3">Estando en edit mode para poder seleccionar los vértices → </text:span></text:p>
            <text:p text:style-name="P1"><text:span text:style-name="T3">Panel properties → Object data → Vertex Groups</text:span></text:p>
            <text:p text:style-name="P1"><text:span text:style-name="T3"/></text:p>
            <text:p text:style-name="P1"><text:span text:style-name="T3">Para no llevar a confusión, al ejecutar los siguientes dos comandos, asegurarnos de que no tenemos ningún vértice seleccionado.</text:span></text:p>
            <text:p text:style-name="P1"><text:span text:style-name="T4">- Select:</text:span><text:span text:style-name="T3"> muestra los vértices previamente asignados a un grupo de vértices.</text:span></text:p>
            <text:p text:style-name="P1"><text:span text:style-name="T4">- Deselect:</text:span><text:span text:style-name="T3"> deja de mostrar los vértices del grupo de vértices sobre el que previamente hemos hecho select.</text:span></text:p>
            <text:p text:style-name="P1"><text:span text:style-name="T3"/></text:p>
            <text:p text:style-name="P1"><text:span text:style-name="T4">- Assign:</text:span><text:span text:style-name="T3"> asigna vértices al grupo de vértices seleccionado. Esta opción sólo añade vértices, no lo los elimina de la selección. Si queremos eliminarlos, tendremos que usar la siguiente opción:</text:span></text:p>
            <text:p text:style-name="P1"><text:span text:style-name="T4">- Remove:</text:span><text:span text:style-name="T3"> elimina los vértices seleccionados del grupo de vértices ac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rarquías</text:p>
          </draw:text-box>
        </draw:frame>
        <draw:frame presentation:style-name="pr5" draw:text-style-name="P6" draw:layer="layout" svg:width="25.199cm" svg:height="14.161cm" svg:x="1.4cm" svg:y="4.763cm" presentation:class="subtitle" presentation:user-transformed="true">
          <draw:text-box>
            <text:p text:style-name="P1"><text:span text:style-name="T5">Selecciono el objeto que va a ser hijo y luego el que va a ser padre </text:span><text:span text:style-name="T6">(en modo edición si son huesos y en modo objeto si son mallas)</text:span><text:span text:style-name="T5">. A continuación pulso ctrl + p (parent).</text:span></text:p>
            <text:p text:style-name="P1"><text:span text:style-name="T5"/></text:p>
            <text:p text:style-name="P1"><text:span text:style-name="T5">Para desvincular un hijo de un padre, seleccionamos el hijo y pulsamos alt + p.</text:span></text:p>
            <text:p text:style-name="P1"><text:span text:style-name="T5"/></text:p>
            <text:p text:style-name="P1"><text:span text:style-name="T5">El hijo se mueve con el padre pero el padre no se mueve con el hijo.</text:span></text:p>
            <text:p text:style-name="P1"><text:span text:style-name="T5"/></text:p>
            <text:p text:style-name="P1"><text:span text:style-name="T5">Puedo emparentar varios objetos a la vez siempre que el padre sea el último seleccionado.</text:span></text:p>
            <text:p text:style-name="P1"><text:span text:style-name="T5"/></text:p>
            <text:p text:style-name="P1"><text:span text:style-name="T5">La emparentación aparece visualmente representada en el outlin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7">Vincular un grupo de vértices a un hueso (por ejemplo, para doblar una hoja de papel)</text:span></text:p>
          </draw:text-box>
        </draw:frame>
        <draw:frame presentation:style-name="pr4" draw:layer="layout" svg:width="25.199cm" svg:height="14.167cm" svg:x="1.4cm" svg:y="3.922cm" presentation:class="subtitle" presentation:user-transformed="true">
          <draw:text-box>
            <text:p text:style-name="P1"><text:span text:style-name="T3">1 - Creamos una superficie y un hueso. </text:span></text:p>
            <text:p text:style-name="P1"><text:span text:style-name="T3">2 - </text:span><text:span text:style-name="T8">Los emparentamos</text:span><text:span text:style-name="T3"> usando ctrl+p (primero selecciono la pieza, luego el hueso) → with empty groups.</text:span></text:p>
            <text:p text:style-name="P1"><text:span text:style-name="T3">3 – Selecciono la malla de la superficie → edit mode → Panel properties → Object Data → Me creo un grupo de vértices </text:span><text:span text:style-name="T9">que se llame igual que el hueso</text:span><text:span text:style-name="T3"> que cojerá los dos vértices del lado derecho de la hoja. No confundir con el nombre de la armadura a la que pertenece el hueso. Para consultar el nombre del hueso tenemos varias posibilidades: </text:span></text:p>
            <text:p text:style-name="P1"><text:span text:style-name="T3">- panel n</text:span></text:p>
            <text:p text:style-name="P1"><text:span text:style-name="T3">- esquina inferior izquierda del 3D View</text:span></text:p>
            <text:p text:style-name="P1"><text:span text:style-name="T3">- Panel properties → Display → marco la check names)</text:span></text:p>
            <text:p text:style-name="P1"><text:span text:style-name="T3">4 – Ubico el hueso sobre el plano, paralelo a dos de sus lados y abarcando la mitad del mismo. Para ello necesitaremos el punto central del plano y el punto medio de uno de sus lados. Para obtener ambos puntos usaremos w → subdivide.</text:span></text:p>
            <text:p text:style-name="P1"><text:span text:style-name="T3">4 – Si no he colocado bien el origen del hueso puedo cambiarlo seleccionando el hueso → panel t → origin → origin to geometry</text:span></text:p>
            <text:p text:style-name="P1"><text:span text:style-name="T3">5 – Selecciono el hueso →</text:span><text:span text:style-name="T4"> Pose Mode</text:span><text:span text:style-name="T3"> → doble el pap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r creando la armadura del folio, añadiendo más huesos</text:p>
          </draw:text-box>
        </draw:frame>
        <draw:frame presentation:style-name="pr4" draw:text-style-name="P6" draw:layer="layout" svg:width="25.199cm" svg:height="12.18cm" svg:x="1.4cm" svg:y="5.915cm" presentation:class="subtitle" presentation:user-transformed="true">
          <draw:text-box>
            <text:p text:style-name="P1"><text:span text:style-name="T5">1 – Añadimos huesos estando en el modo edición. Si no estamos en el modo edición y estamos en el modo objeto al añadir el hueso se añadirá una nueva armadura, y no nos interesa.</text:span></text:p>
            <text:p text:style-name="P1"><text:span text:style-name="T5">2 – Emparento el nuevo hueso con el anterior. Estando en modo edición, selecciono el hueso hijo (el nuevo), luego el hueso padre ctrl + p → keep offset.</text:span></text:p>
            <text:p text:style-name="P1"><text:span text:style-name="T5">3 – Asigno vértices al nuevo hueso.</text:span></text:p>
            <text:p text:style-name="P1"><text:span text:style-name="T5">4 – Animo estando en pose mode. </text:span></text:p>
            <text:p text:style-name="P1"><text:span text:style-name="T5"/></text:p>
            <text:p text:style-name="P1"><text:span text:style-name="T10">Nota: la hoja de papel no se mueve a la par que el hueso ¿Pq? </text:span></text:p>
            <text:p text:style-name="P1"><text:span text:style-name="T5">No puede haber dos huesos controlando los mismos vértices, ya que habría varios huesos tirando del mismo vérti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tar a dos huesos de la misma orientación</text:p>
          </draw:text-box>
        </draw:frame>
        <draw:frame presentation:style-name="pr4" draw:text-style-name="P8" draw:layer="layout" svg:width="25.199cm" svg:height="12.18cm" svg:x="1.4cm" svg:y="4.914cm" presentation:class="subtitle" presentation:user-transformed="true">
          <draw:text-box>
            <text:p text:style-name="P1"><text:span text:style-name="T11">Ya que estamos trabajando sobre un plano orientado igual que el plano global de blender, esto es lo que ocurrirá de manera normal. Sin embargo, es posible que trasteando, dotemos a los huesos de diferente orientación, lo cual podemos corregir de la siguiente forma:</text:span></text:p>
            <text:p text:style-name="P1"><text:span text:style-name="T11"/></text:p>
            <text:p text:style-name="P1"><text:span text:style-name="T11">Selecciono por órden</text:span></text:p>
            <text:p text:style-name="P1"><text:span text:style-name="T11">1º – El/los huesos cuyo orientación quiero cambiar.</text:span></text:p>
            <text:p text:style-name="P1"><text:span text:style-name="T11">2º – El hueso que contiene la orientación que quiero obtener. (este será el hueso activo)</text:span></text:p>
            <text:p text:style-name="P1"><text:span text:style-name="T11">3 – Edit mode </text:span><text:span text:style-name="T11"><text:tab/></text:span><text:span text:style-name="T11">→ armature → bone roll 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11">ctrl + n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"><text:span text:style-name="T11">→ </text:span><text:span text:style-name="T11">active bone (x, y, z con el que está alineado el hueso) </text:span></text:p>
            <text:p text:style-name="P1"><text:span text:style-name="T11"/></text:p>
            <text:p text:style-name="P1"><text:span text:style-name="T11">Para girar el hueso → pose mode → </text:span></text:p>
            <text:p text:style-name="P1"><text:span text:style-name="T12">R + coordenada: </text:span><text:span text:style-name="T11">gira el hueso en función de los ejes globales</text:span></text:p>
            <text:p text:style-name="P1"><text:span text:style-name="T12">R + coordenada dos veces:</text:span><text:span text:style-name="T11"> gira el hueso en función de los ejes del propio obje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cer que un hueso mueva un conjunto de huesos</text:p>
          </draw:text-box>
        </draw:frame>
        <draw:frame presentation:style-name="pr5" draw:text-style-name="P2" draw:layer="layout" svg:width="25.199cm" svg:height="15.193cm" svg:x="1.4cm" svg:y="5.048cm" presentation:class="subtitle" presentation:user-transformed="true">
          <draw:text-box>
            <text:p text:style-name="P1"><text:span text:style-name="T1">Entro en </text:span><text:span text:style-name="T2">el modo edición</text:span><text:span text:style-name="T1"> del armature, selecciono uno de sus puntos extremos y pulso e para extruir un nuevo hueso.</text:span></text:p>
            <text:p text:style-name="P1"><text:span text:style-name="T1"/></text:p>
            <text:p text:style-name="P1"><text:span text:style-name="T1">Modo Pose → Panel properties → Bone Constraints → Inverse Kinematics</text:span></text:p>
            <text:p text:style-name="P1"><text:span text:style-name="T1">Desmarco la check use tail para que el hueso pierda relevancia en la armature.</text:span></text:p>
            <text:p text:style-name="P1"><text:span text:style-name="T1"/></text:p>
            <text:p text:style-name="P1"><text:span text:style-name="T1">Modifico Chain Length para determinar la longitud de la cadena de huesos que se verá afectada por el nuevo hues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1" style:display-name="LLS_8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4" style:display-name="LLS_8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7" style:display-name="LLS_8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1" style:display-name="LLS_9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4" style:display-name="LLS_9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7" style:display-name="LLS_9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Purisa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9-01-15T15:04:39</meta:creation-date>
    <dc:date>2013-06-17T16:30:47</dc:date>
    <dc:language>es-ES</dc:language>
    <meta:editing-cycles>655</meta:editing-cycles>
    <meta:editing-duration>P14DT10H59M2S</meta:editing-duration>
    <dc:creator>monty 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